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4pt" fo:background-color="#ffffff" style:font-size-asian="14pt" style:font-size-complex="14pt"/>
    </style:style>
    <style:style style:name="P9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background-color="#ffffff" loext:char-shading-value="0" style:font-size-asian="14pt" style:font-size-complex="14pt"/>
    </style:style>
    <style:style style:name="T3" style:family="text">
      <style:text-properties style:font-name="Times New Roman" fo:font-size="14pt" fo:background-color="#ffffff" loext:char-shading-value="0" style:font-size-asian="14pt" style:font-size-complex="14pt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number text:level="3" text:style-name="Numbering_20_Symbols" loext:num-list-format="%3%." style:num-suffix="." style:num-format="a">
        <style:list-level-properties text:space-before="3.752cm"/>
      </text:list-level-style-number>
      <text:list-level-style-bullet text:level="4" text:style-name="Bullet_20_Symbols" loext:num-list-format="%4%." style:num-suffix="." text:bullet-char="•">
        <style:list-level-properties text:space-before="5.002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0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15">
        <style:list-level-properties text:space-before="1.251cm"/>
      </text:list-level-style-number>
      <text:list-level-style-number text:level="2" text:style-name="Numbering_20_Symbols" loext:num-list-format="%2%." style:num-suffix="." style:num-format="i">
        <style:list-level-properties text:space-before="2.501cm"/>
      </text:list-level-style-number>
      <text:list-level-style-number text:level="3" text:style-name="Numbering_20_Symbols" loext:num-list-format="%3%." style:num-suffix="." style:num-format="i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i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i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i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i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i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i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6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0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. Основные п</text:span></text:span><text:span text:style-name="Strong_20_Emphasis"><text:span text:style-name="T2">онятия</text:span></text:span></text:p>
      <text:list text:style-name="L1">
        <text:list-item>
          <text:p text:style-name="P2"><text:span text:style-name="Strong_20_Emphasis"><text:span text:style-name="T2">Что такое отладчик и для чего он используется?</text:span></text:span></text:p>
          <text:list>
            <text:list-item>
              <text:p text:style-name="P4">Отладчик (debugger) - это инструмент, который позволяет разработчикам контролировать выполнение программы для поиска и устранения ошибок (багов). Он предоставляет возможности пошагового выполнения кода, просмотра значений переменных, установке точек останова и анализу потока выполнения.</text:p>
            </text:list-item>
            <text:list-item>
              <text:p text:style-name="P3"><text:span text:style-name="Strong_20_Emphasis"><text:span text:style-name="T2">Использование:</text:span></text:span></text:p>
              <text:list>
                <text:list-item>
                  <text:p text:style-name="P4">Поиск и исправление ошибок (багов).</text:p>
                </text:list-item>
                <text:list-item>
                  <text:p text:style-name="P4">Анализ работы программы для понимания логики.</text:p>
                </text:list-item>
                <text:list-item>
                  <text:p text:style-name="P4">Оптимизация производительности (выявление узких мест).</text:p>
                </text:list-item>
                <text:list-item>
                  <text:p text:style-name="P4">Изучение чужого кода.</text:p>
                </text:list-item>
                <text:list-item>
                  <text:p text:style-name="P4">Реверс-инжиниринг.</text:p>
                </text:list-item>
              </text:list>
            </text:list-item>
          </text:list>
        </text:list-item>
        <text:list-item>
          <text:p text:style-name="P2"><text:span text:style-name="Strong_20_Emphasis"><text:span text:style-name="T2">В чем разница между отладчиком и дизассемблером?</text:span></text:span></text:p>
          <text:list>
            <text:list-item>
              <text:p text:style-name="P3"><text:span text:style-name="Strong_20_Emphasis"><text:span text:style-name="T2">Отладчик:</text:span></text:span><text:span text:style-name="T2"> Работает с исполняемой программой во время ее выполнения. Позволяет контролировать процесс выполнения, просматривать значения переменных, останавливать программу и выполнять код по шагам.</text:span></text:p>
            </text:list-item>
            <text:list-item>
              <text:p text:style-name="P3"><text:span text:style-name="Strong_20_Emphasis"><text:span text:style-name="T2">Дизассемблер:</text:span></text:span><text:span text:style-name="T2"> Преобразует машинный код (исполняемый файл) в ассемблерный код, представляющий собой низкоуровневое описание инструкций процессора. Дизассемблер анализирует код статически, без запуска программы. Его основная задача - понять, что делает программа, когда нет исходного кода.</text:span></text:p>
            </text:list-item>
          </text:list>
        </text:list-item>
        <text:list-item>
          <text:p text:style-name="P2"><text:span text:style-name="Strong_20_Emphasis"><text:span text:style-name="T2">Какие типы ошибок можно найти с помощью отладчика?</text:span></text:span></text:p>
          <text:list>
            <text:list-item>
              <text:p text:style-name="P3"><text:span text:style-name="Strong_20_Emphasis"><text:span text:style-name="T2">Логические ошибки:</text:span></text:span><text:span text:style-name="T2"> Неправильная логика работы программы (неверные условия, неправильный порядок операций).</text:span></text:p>
            </text:list-item>
            <text:list-item>
              <text:p text:style-name="P3"><text:span text:style-name="Strong_20_Emphasis"><text:span text:style-name="T2">Ошибки доступа к памяти:</text:span></text:span><text:span text:style-name="T2"> Обращение к недопустимой области памяти (например, выход за границы массива).</text:span></text:p>
            </text:list-item>
            <text:list-item>
              <text:p text:style-name="P3"><text:span text:style-name="Strong_20_Emphasis"><text:span text:style-name="T2">Ошибки типов:</text:span></text:span><text:span text:style-name="T2"> Несоответствие типов данных (например, попытка сложить строку с числом).</text:span></text:p>
            </text:list-item>
            <text:list-item>
              <text:p text:style-name="P3"><text:span text:style-name="Strong_20_Emphasis"><text:span text:style-name="T2">Ошибки управления потоком:</text:span></text:span><text:span text:style-name="T2"> Некорректное поведение циклов, ветвлений и вызовов функций.</text:span></text:p>
            </text:list-item>
            <text:list-item>
              <text:p text:style-name="P3"><text:span text:style-name="Strong_20_Emphasis"><text:span text:style-name="T2">Ошибки, связанные с многопоточностью:</text:span></text:span><text:span text:style-name="T2"> Проблемы с синхронизацией потоков, гонки данных.</text:span></text:p>
            </text:list-item>
            <text:list-item>
              <text:p text:style-name="P3"><text:span text:style-name="Strong_20_Emphasis"><text:span text:style-name="T2">Исключения (Exceptions):</text:span></text:span><text:span text:style-name="T2"> Необработанные исключения, приводящие к аварийному завершению программы.</text:span></text:p>
            </text:list-item>
          </text:list>
        </text:list-item>
        <text:list-item>
          <text:p text:style-name="P2"><text:span text:style-name="Strong_20_Emphasis"><text:span text:style-name="T2">Что такое точка останова (breakpoint)?</text:span></text:span></text:p>
          <text:list>
            <text:list-item>
              <text:p text:style-name="P5"><text:soft-page-break/>Точка останова (breakpoint) - это команда, которая устанавливается в коде программы, чтобы остановить её выполнение в определенной строке. Когда программа достигает точки останова, выполнение приостанавливается, и отладчик предоставляет доступ к переменным, стеку вызовов и другим данным для анализа состояния программы.</text:p>
            </text:list-item>
          </text:list>
        </text:list-item>
      </text:list>
      <text:p text:style-name="P1"><text:span text:style-name="Strong_20_Emphasis"><text:span text:style-name="T2">2. Работа с отладчиком</text:span></text:span></text:p>
      <text:list text:style-name="L2">
        <text:list-item>
          <text:p text:style-name="P9"><text:span text:style-name="Strong_20_Emphasis"><text:span text:style-name="T2">Как запустить программу в режиме отладки в Visual Studio?</text:span></text:span></text:p>
          <text:list>
            <text:list-item>
              <text:p text:style-name="P6">В Visual Studio:</text:p>
              <text:list>
                <text:list-item>
                  <text:p text:style-name="P10"><text:span text:style-name="Strong_20_Emphasis"><text:span text:style-name="T2">Сборка:</text:span></text:span><text:span text:style-name="T2"> Убедитесь, что программа собрана в режиме отладки (Debug). Это обычно задается в настройках сборки.</text:span></text:p>
                </text:list-item>
                <text:list-item>
                  <text:p text:style-name="P10"><text:span text:style-name="Strong_20_Emphasis"><text:span text:style-name="T2">Установка точки останова:</text:span></text:span><text:span text:style-name="T2"> Щелкните мышью слева от номера строки в редакторе кода, где вы хотите остановить выполнение.</text:span></text:p>
                </text:list-item>
                <text:list-item>
                  <text:p text:style-name="P10"><text:span text:style-name="Strong_20_Emphasis"><text:span text:style-name="T2">Запуск отладки:</text:span></text:span></text:p>
                  <text:list>
                    <text:list-item>
                      <text:p text:style-name="P6">Нажмите клавишу F5 (Start Debugging) или</text:p>
                    </text:list-item>
                    <text:list-item>
                      <text:p text:style-name="P6">Используйте пункт меню “Debug” -&gt; “Start Debugging” или</text:p>
                    </text:list-item>
                    <text:list-item>
                      <text:p text:style-name="P6">Щелкните по зеленому треугольнику (Start Debugging) на панели инструментов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Strong_20_Emphasis"><text:span text:style-name="T2">Какие основные команды отладчика вы знаете (Step Into, Step Over, Continue)?</text:span></text:span></text:p>
          <text:list>
            <text:list-item>
              <text:p text:style-name="P10"><text:span text:style-name="Strong_20_Emphasis"><text:span text:style-name="T2">Step Into (Шаг с заходом, F11):</text:span></text:span><text:span text:style-name="T2"> Переходит к следующей строке кода. Если текущая строка содержит вызов функции, отладчик “заходит” в эту функцию, переходя к ее первой строке.</text:span></text:p>
            </text:list-item>
            <text:list-item>
              <text:p text:style-name="P10"><text:span text:style-name="Strong_20_Emphasis"><text:span text:style-name="T2">Step Over (Шаг с обходом, F10):</text:span></text:span><text:span text:style-name="T2"> Переходит к следующей строке кода. Если текущая строка содержит вызов функции, отладчик выполняет функцию целиком, не заходя в неё (выполняет функцию, как одну инструкцию).</text:span></text:p>
            </text:list-item>
            <text:list-item>
              <text:p text:style-name="P10"><text:span text:style-name="Strong_20_Emphasis"><text:span text:style-name="T2">Continue (Продолжить выполнение, F5):</text:span></text:span><text:span text:style-name="T2"> Продолжает выполнение программы до следующей точки останова, исключения или завершения программы.</text:span></text:p>
            </text:list-item>
          </text:list>
        </text:list-item>
        <text:list-item>
          <text:p text:style-name="P9"><text:span text:style-name="Strong_20_Emphasis"><text:span text:style-name="T2">Как просмотреть значения переменных во время отладки?</text:span></text:span></text:p>
          <text:list>
            <text:list-item>
              <text:p text:style-name="P6">Во время отладки:</text:p>
              <text:list>
                <text:list-item>
                  <text:p text:style-name="P10"><text:span text:style-name="Strong_20_Emphasis"><text:span text:style-name="T2">Окно “Locals” (Локальные переменные):</text:span></text:span><text:span text:style-name="T2"> Отображает значения локальных переменных в текущей области видимости (функции, блоке кода).</text:span></text:p>
                </text:list-item>
                <text:list-item>
                  <text:p text:style-name="P10"><text:soft-page-break/><text:span text:style-name="Strong_20_Emphasis"><text:span text:style-name="T2">Окно “Autos” (Авто):</text:span></text:span><text:span text:style-name="T2"> Отображает переменные, которые используются в текущей строке кода и в окрестностях.</text:span></text:p>
                </text:list-item>
                <text:list-item>
                  <text:p text:style-name="P10"><text:span text:style-name="Strong_20_Emphasis"><text:span text:style-name="T2">Наведение курсора:</text:span></text:span><text:span text:style-name="T2"> Наведите курсор мыши на имя переменной в коде, и всплывет окно с ее текущим значением.</text:span></text:p>
                </text:list-item>
                <text:list-item>
                  <text:p text:style-name="P10"><text:span text:style-name="Strong_20_Emphasis"><text:span text:style-name="T2">Watch (Наблюдение):</text:span></text:span><text:span text:style-name="T2"> Добавьте интересующие переменные в окно Watch, чтобы постоянно отслеживать их значения.</text:span></text:p>
                </text:list-item>
              </text:list>
            </text:list-item>
          </text:list>
        </text:list-item>
        <text:list-item>
          <text:p text:style-name="P9"><text:span text:style-name="Strong_20_Emphasis"><text:span text:style-name="T2">Что такое Watch-окно в отладчике? Как его использовать?</text:span></text:span></text:p>
          <text:list>
            <text:list-item>
              <text:p text:style-name="P10"><text:span text:style-name="Strong_20_Emphasis"><text:span text:style-name="T2">Watch-окно (Окно наблюдения):</text:span></text:span><text:span text:style-name="T2"> Это окно в отладчике, которое позволяет вам отслеживать значения определенных переменных, выражений или объектов во время выполнения программы. Оно отображает значения переменных, даже если они не находятся в текущей области видимости.</text:span></text:p>
            </text:list-item>
            <text:list-item>
              <text:p text:style-name="P10"><text:span text:style-name="Strong_20_Emphasis"><text:span text:style-name="T2">Использование:</text:span></text:span></text:p>
              <text:list>
                <text:list-item>
                  <text:p text:style-name="P10"><text:span text:style-name="Strong_20_Emphasis"><text:span text:style-name="T2">Добавление:</text:span></text:span><text:span text:style-name="T2"> Щелкните правой кнопкой мыши по имени переменной в коде или в окне Locals и выберите “Add Watch” (или аналогичный пункт). Либо в самом окне Watch нажмите “Add Watch” и введите имя переменной или выражение.</text:span></text:p>
                </text:list-item>
                <text:list-item>
                  <text:p text:style-name="P10"><text:span text:style-name="Strong_20_Emphasis"><text:span text:style-name="T2">Удаление:</text:span></text:span><text:span text:style-name="T2"> Щелкните правой кнопкой мыши по переменной в окне Watch и выберите “Delete Watch”.</text:span></text:p>
                </text:list-item>
                <text:list-item>
                  <text:p text:style-name="P10"><text:span text:style-name="Strong_20_Emphasis"><text:span text:style-name="T2">Редактирование:</text:span></text:span><text:span text:style-name="T2"> Щелкните правой кнопкой мыши по переменной в окне Watch и выберите “Edit Watch” (или аналогичный пункт) для изменения выражения.</text:span></text:p>
                </text:list-item>
              </text:list>
            </text:list-item>
          </text:list>
        </text:list-item>
        <text:list-item>
          <text:p text:style-name="P9"><text:span text:style-name="Strong_20_Emphasis"><text:span text:style-name="T2">Как отладить программу, если она падает без сообщения об ошибке?</text:span></text:span></text:p>
          <text:list>
            <text:list-item>
              <text:p text:style-name="P10"><text:span text:style-name="Strong_20_Emphasis"><text:span text:style-name="T2">Используйте отладчик:</text:span></text:span></text:p>
              <text:list>
                <text:list-item>
                  <text:p text:style-name="P10"><text:span text:style-name="Strong_20_Emphasis"><text:span text:style-name="T2">Установите точки останова:</text:span></text:span><text:span text:style-name="T2"> Расставьте точки останова в начале функции </text:span><text:span text:style-name="Source_20_Text"><text:span text:style-name="T3">main</text:span></text:span><text:span text:style-name="T2">, а затем в ключевых частях кода, подозреваемых в проблеме. Запускайте программу в режиме отладки и используйте Step Over/Step Into, чтобы проследить выполнение и выявить место сбоя.</text:span></text:p>
                </text:list-item>
                <text:list-item>
                  <text:p text:style-name="P10"><text:span text:style-name="Strong_20_Emphasis"><text:span text:style-name="T2">Анализируйте стек вызовов (Call Stack):</text:span></text:span><text:span text:style-name="T2"> Если программа падает внутри функции, стек вызовов покажет последовательность вызовов функций, приведших к ошибке.</text:span></text:p>
                </text:list-item>
                <text:list-item>
                  <text:p text:style-name="P10"><text:span text:style-name="Strong_20_Emphasis"><text:span text:style-name="T2">Проверяйте значения переменных:</text:span></text:span><text:span text:style-name="T2"> Отслеживайте значения переменных, чтобы выявить неверные вычисления, некорректные данные.</text:span></text:p>
                </text:list-item>
                <text:list-item>
                  <text:p text:style-name="P10"><text:span text:style-name="Strong_20_Emphasis"><text:span text:style-name="T2">Используйте обработку исключений (try-catch):</text:span></text:span><text:span text:style-name="T2"> Если программа написана на языке, поддерживающем обработку исключений, можно обернуть потенциально проблемные </text:span><text:soft-page-break/><text:span text:style-name="T2">участки кода в блоки </text:span><text:span text:style-name="Source_20_Text"><text:span text:style-name="T3">try-catch</text:span></text:span><text:span text:style-name="T2">. Это позволит перехватывать исключения и получать информацию о причинах сбоя, даже если стандартные механизмы вывода ошибок не работают.</text:span></text:p>
                </text:list-item>
              </text:list>
            </text:list-item>
            <text:list-item>
              <text:p text:style-name="P10"><text:span text:style-name="Strong_20_Emphasis"><text:span text:style-name="T2">Попробуйте вывод отладочной информации:</text:span></text:span><text:span text:style-name="T2"> Добавьте операторы </text:span><text:span text:style-name="Source_20_Text"><text:span text:style-name="T3">print</text:span></text:span><text:span text:style-name="T2"> (Python) или </text:span><text:span text:style-name="Source_20_Text"><text:span text:style-name="T3">std::cout</text:span></text:span><text:span text:style-name="T2"> (C++) в код, чтобы выводить значения переменных и сообщения о ходе выполнения. Это может помочь сузить круг поиска проблемы.</text:span></text:p>
            </text:list-item>
            <text:list-item>
              <text:p text:style-name="P10"><text:span text:style-name="Strong_20_Emphasis"><text:span text:style-name="T2">Проверьте возвращаемые значения:</text:span></text:span><text:span text:style-name="T2"> Если функция возвращает код ошибки, проверьте этот код.</text:span></text:p>
            </text:list-item>
            <text:list-item>
              <text:p text:style-name="P9"><text:span text:style-name="Strong_20_Emphasis"><text:span text:style-name="T2">Используйте инструменты профилирования:</text:span></text:span><text:span text:style-name="T2"> Инструменты профилирования могут помочь выявить узкие места в коде, что может указывать на потенциальные проблемы.</text:span></text:p>
            </text:list-item>
          </text:list>
        </text:list-item>
      </text:list>
      <text:p text:style-name="P1"><text:span text:style-name="Strong_20_Emphasis"><text:span text:style-name="T2">3. Дизассемблирование и анализ кода</text:span></text:span></text:p>
      <text:list text:style-name="L3">
        <text:list-item>
          <text:p text:style-name="P11"><text:span text:style-name="Strong_20_Emphasis"><text:span text:style-name="T2">Что такое дизассемблер и какие задачи он решает?</text:span></text:span></text:p>
          <text:list>
            <text:list-item>
              <text:p text:style-name="P7">Дизассемблер преобразует машинный код (исполняемый файл) в ассемблерный код.</text:p>
            </text:list-item>
            <text:list-item>
              <text:p text:style-name="P12"><text:span text:style-name="Strong_20_Emphasis"><text:span text:style-name="T2">Задачи:</text:span></text:span></text:p>
              <text:list>
                <text:list-item>
                  <text:p text:style-name="P7">Анализ работы программы, если нет исходного кода.</text:p>
                </text:list-item>
                <text:list-item>
                  <text:p text:style-name="P7">Понимание логики работы программы.</text:p>
                </text:list-item>
                <text:list-item>
                  <text:p text:style-name="P7">Поиск уязвимостей.</text:p>
                </text:list-item>
                <text:list-item>
                  <text:p text:style-name="P7">Реверс-инжиниринг (восстановление алгоритмов).</text:p>
                </text:list-item>
                <text:list-item>
                  <text:p text:style-name="P7">Анализ вредоносного ПО.</text:p>
                </text:list-item>
                <text:list-item>
                  <text:p text:style-name="P7">Оптимизация кода (если есть ассемблерный код и понимание работы).</text:p>
                </text:list-item>
              </text:list>
            </text:list-item>
          </text:list>
        </text:list-item>
        <text:list-item>
          <text:p text:style-name="P11"><text:span text:style-name="Strong_20_Emphasis"><text:span text:style-name="T2">Какие популярные дизассемблеры вы знаете? (Ghidra, IDA Pro, radare2)</text:span></text:span></text:p>
          <text:list>
            <text:list-item>
              <text:p text:style-name="P12"><text:span text:style-name="Strong_20_Emphasis"><text:span text:style-name="T2">Ghidra:</text:span></text:span><text:span text:style-name="T2"> Бесплатный и мощный дизассемблер, разработанный Агентством национальной безопасности США (NSA). Поддерживает множество архитектур и платформ. Имеет графический интерфейс.</text:span></text:p>
            </text:list-item>
            <text:list-item>
              <text:p text:style-name="P12"><text:span text:style-name="Strong_20_Emphasis"><text:span text:style-name="T2">IDA Pro:</text:span></text:span><text:span text:style-name="T2"> Один из самых популярных и профессиональных дизассемблеров. Обладает широкими возможностями для анализа кода и реверс-инжиниринга. Платный.</text:span></text:p>
            </text:list-item>
            <text:list-item>
              <text:p text:style-name="P12"><text:span text:style-name="Strong_20_Emphasis"><text:span text:style-name="T2">radare2:</text:span></text:span><text:span text:style-name="T2"> Бесплатный и открытый дизассемблер. Имеет мощную командную строку и скриптовую поддержку. Поддерживает множество архитектур и платформ.</text:span></text:p>
            </text:list-item>
          </text:list>
        </text:list-item>
        <text:list-item>
          <text:p text:style-name="P11"><text:span text:style-name="Strong_20_Emphasis"><text:span text:style-name="T2">Как найти функцию </text:span></text:span><text:span text:style-name="Strong_20_Emphasis"><text:span text:style-name="Source_20_Text"><text:span text:style-name="T3">main</text:span></text:span></text:span><text:span text:style-name="Strong_20_Emphasis"><text:span text:style-name="T2"> в дизассемблированной программе?</text:span></text:span></text:p>
          <text:list>
            <text:list-item>
              <text:p text:style-name="P12"><text:soft-page-break/><text:span text:style-name="Strong_20_Emphasis"><text:span text:style-name="T2">Ищите точку входа (Entry Point):</text:span></text:span><text:span text:style-name="T2"> Дизассемблер обычно показывает точку входа в программу. Это начальная функция, с которой начинается выполнение. В большинстве случаев, это и есть </text:span><text:span text:style-name="Source_20_Text"><text:span text:style-name="T3">main</text:span></text:span><text:span text:style-name="T2"> (или функция с похожим названием).</text:span></text:p>
            </text:list-item>
            <text:list-item>
              <text:p text:style-name="P12"><text:span text:style-name="Strong_20_Emphasis"><text:span text:style-name="T2">Анализ секций:</text:span></text:span><text:span text:style-name="T2"> Изучите секции исполняемого файла (например, .text, .data, .bss). Код программы обычно находится в секции </text:span><text:span text:style-name="Source_20_Text"><text:span text:style-name="T3">.text</text:span></text:span><text:span text:style-name="T2">.</text:span></text:p>
            </text:list-item>
            <text:list-item>
              <text:p text:style-name="P12"><text:span text:style-name="Strong_20_Emphasis"><text:span text:style-name="T2">Поиск по имени (если доступно):</text:span></text:span><text:span text:style-name="T2"> Если в исполняемом файле есть символы (отладочная информация), дизассемблер может отобразить имена функций, включая </text:span><text:span text:style-name="Source_20_Text"><text:span text:style-name="T3">main</text:span></text:span><text:span text:style-name="T2">.</text:span></text:p>
            </text:list-item>
            <text:list-item>
              <text:p text:style-name="P12"><text:span text:style-name="Strong_20_Emphasis"><text:span text:style-name="T2">Поиск по сигнатуре (signature):</text:span></text:span><text:span text:style-name="T2"> В некоторых случаях, можно найти </text:span><text:span text:style-name="Source_20_Text"><text:span text:style-name="T3">main</text:span></text:span><text:span text:style-name="T2">, зная сигнатуру функции (например, количество и типы аргументов, тип возвращаемого значения).</text:span></text:p>
            </text:list-item>
          </text:list>
        </text:list-item>
        <text:list-item>
          <text:p text:style-name="P11"><text:span text:style-name="Strong_20_Emphasis"><text:span text:style-name="T2">Как дизассемблер помогает найти проверку пароля в программе?</text:span></text:span></text:p>
          <text:list>
            <text:list-item>
              <text:p text:style-name="P12"><text:span text:style-name="Strong_20_Emphasis"><text:span text:style-name="T2">Поиск строк (Strings):</text:span></text:span><text:span text:style-name="T2"> Найдите строки, относящиеся к паролям (например, “Неверный пароль”, “Успешный вход”, “Введите пароль”).</text:span></text:p>
            </text:list-item>
            <text:list-item>
              <text:p text:style-name="P12"><text:span text:style-name="Strong_20_Emphasis"><text:span text:style-name="T2">Анализ перекрестных ссылок (Cross-references):</text:span></text:span><text:span text:style-name="T2"> Найдите ссылки на эти строки, чтобы определить, какие функции их используют.</text:span></text:p>
            </text:list-item>
            <text:list-item>
              <text:p text:style-name="P12"><text:span text:style-name="Strong_20_Emphasis"><text:span text:style-name="T2">Анализ сравнений:</text:span></text:span><text:span text:style-name="T2"> Найдите сравнения данных (например, инструкции </text:span><text:span text:style-name="Source_20_Text"><text:span text:style-name="T3">CMP</text:span></text:span><text:span text:style-name="T2">, </text:span><text:span text:style-name="Source_20_Text"><text:span text:style-name="T3">TEST</text:span></text:span><text:span text:style-name="T2">) с введенным паролем. Алгоритм проверки пароля обычно состоит из таких сравнений.</text:span></text:p>
            </text:list-item>
            <text:list-item>
              <text:p text:style-name="P12"><text:span text:style-name="Strong_20_Emphasis"><text:span text:style-name="T2">Анализ ветвлений (Branches):</text:span></text:span><text:span text:style-name="T2"> Найдите инструкции условного перехода (например, </text:span><text:span text:style-name="Source_20_Text"><text:span text:style-name="T3">JE</text:span></text:span><text:span text:style-name="T2">, </text:span><text:span text:style-name="Source_20_Text"><text:span text:style-name="T3">JNE</text:span></text:span><text:span text:style-name="T2">), которые зависят от результатов сравнения. Эти переходы будут определять, будет ли вход успешным или нет.</text:span></text:p>
            </text:list-item>
            <text:list-item>
              <text:p text:style-name="P12"><text:span text:style-name="Strong_20_Emphasis"><text:span text:style-name="T2">Анализ функций хеширования (Hashing):</text:span></text:span><text:span text:style-name="T2"> Если программа использует хеширование паролей, нужно будет идентифицировать функции хеширования (например, SHA-256, MD5).</text:span></text:p>
            </text:list-item>
          </text:list>
        </text:list-item>
        <text:list-item>
          <text:p text:style-name="P11"><text:span text:style-name="Strong_20_Emphasis"><text:span text:style-name="T2">Как определить, какие библиотеки использует программа?</text:span></text:span></text:p>
          <text:list>
            <text:list-item>
              <text:p text:style-name="P12"><text:span text:style-name="Strong_20_Emphasis"><text:span text:style-name="T2">Анализ заголовков исполняемого файла:</text:span></text:span><text:span text:style-name="T2"> В заголовке исполняемого файла (например, PE для Windows, ELF для Linux) содержится информация о зависимостях от библиотек (динамические библиотеки, DLL, shared objects). Дизассемблер отображает эту информацию.</text:span></text:p>
            </text:list-item>
            <text:list-item>
              <text:p text:style-name="P12"><text:soft-page-break/><text:span text:style-name="Strong_20_Emphasis"><text:span text:style-name="T2">Импортированные функции:</text:span></text:span><text:span text:style-name="T2"> Посмотрите список функций, импортированных из библиотек. Это даст представление о том, какие библиотеки используются.</text:span></text:p>
            </text:list-item>
            <text:list-item>
              <text:p text:style-name="P12"><text:span text:style-name="Strong_20_Emphasis"><text:span text:style-name="T2">Строки:</text:span></text:span><text:span text:style-name="T2"> Поиск строк, содержащих имена библиотек.</text:span></text:p>
            </text:list-item>
            <text:list-item>
              <text:p text:style-name="P11"><text:span text:style-name="Strong_20_Emphasis"><text:span text:style-name="T2">Зависимости от библиотек:</text:span></text:span><text:span text:style-name="T2"> Многие дизассемблеры показывают дерево зависимостей от библиотек.</text:span></text:p>
            </text:list-item>
          </text:list>
        </text:list-item>
      </text:list>
      <text:p text:style-name="P1"><text:span text:style-name="Strong_20_Emphasis"><text:span text:style-name="T2">4. Практическое применение</text:span></text:span></text:p>
      <text:list text:style-name="L4">
        <text:list-item>
          <text:p text:style-name="P13"><text:span text:style-name="Strong_20_Emphasis"><text:span text:style-name="T2">Как с помощью отладчика найти ошибку “деление на ноль”?</text:span></text:span></text:p>
          <text:list>
            <text:list-item>
              <text:p text:style-name="P14"><text:span text:style-name="Strong_20_Emphasis"><text:span text:style-name="T2">Установите точки останова:</text:span></text:span><text:span text:style-name="T2"> Поставьте точки останова в местах, где происходит деление (например, непосредственно перед операцией деления или в начале функции, где происходит деление).</text:span></text:p>
            </text:list-item>
            <text:list-item>
              <text:p text:style-name="P14"><text:span text:style-name="Strong_20_Emphasis"><text:span text:style-name="T2">Проверьте делитель:</text:span></text:span><text:span text:style-name="T2"> В каждой точке останова проверьте значение делителя (переменной, на которую выполняется деление).</text:span></text:p>
            </text:list-item>
            <text:list-item>
              <text:p text:style-name="P14"><text:span text:style-name="Strong_20_Emphasis"><text:span text:style-name="T2">Используйте Step Over/Step Into:</text:span></text:span><text:span text:style-name="T2"> Используйте команды Step Over/Step Into, чтобы пошагово выполнить код и увидеть, когда делитель становится равным нулю.</text:span></text:p>
            </text:list-item>
            <text:list-item>
              <text:p text:style-name="P14"><text:span text:style-name="Strong_20_Emphasis"><text:span text:style-name="T2">Watch окно (если нужно):</text:span></text:span><text:span text:style-name="T2"> Добавьте делитель в Watch окно, чтобы постоянно видеть его значение.</text:span></text:p>
            </text:list-item>
            <text:list-item>
              <text:p text:style-name="P13"><text:span text:style-name="Strong_20_Emphasis"><text:span text:style-name="T2">Исследуйте логику:</text:span></text:span><text:span text:style-name="T2"> Если делитель становится равным нулю, проанализируйте логику, которая определяет его значение, чтобы найти причину и исправить ошибку.</text:span></text:p>
            </text:list-item>
          </text:list>
        </text:list-item>
      </text:list>
      <text:p text:style-name="P1"><text:span text:style-name="Strong_20_Emphasis"><text:span text:style-name="T2">5. Обратная разработка (Reverse Engineering)</text:span></text:span></text:p>
      <text:list text:style-name="L5">
        <text:list-item>
          <text:p text:style-name="P15"><text:span text:style-name="Strong_20_Emphasis"><text:span text:style-name="T2">Как восстановить алгоритм программы, если у вас нет исходного кода?</text:span></text:span></text:p>
          <text:list>
            <text:list-item>
              <text:p text:style-name="P16"><text:span text:style-name="Strong_20_Emphasis"><text:span text:style-name="T2">Дизассемблируйте исполняемый файл:</text:span></text:span><text:span text:style-name="T2"> Используйте дизассемблер (Ghidra, IDA Pro, radare2) для получения ассемблерного кода.</text:span></text:p>
            </text:list-item>
            <text:list-item>
              <text:p text:style-name="P16"><text:span text:style-name="Strong_20_Emphasis"><text:span text:style-name="T2">Анализируйте код:</text:span></text:span></text:p>
              <text:list>
                <text:list-item>
                  <text:p text:style-name="P16"><text:span text:style-name="Strong_20_Emphasis"><text:span text:style-name="T2">Идентифицируйте ключевые функции:</text:span></text:span><text:span text:style-name="T2"> Найдите функции, которые, вероятно, выполняют важные задачи (например, обработка ввода, вычисления, шифрование).</text:span></text:p>
                </text:list-item>
                <text:list-item>
                  <text:p text:style-name="P16"><text:span text:style-name="Strong_20_Emphasis"><text:span text:style-name="T2">Изучите структуру данных:</text:span></text:span><text:span text:style-name="T2"> Определите, какие структуры данных используются и как они организованы.</text:span></text:p>
                </text:list-item>
                <text:list-item>
                  <text:p text:style-name="P16"><text:span text:style-name="Strong_20_Emphasis"><text:span text:style-name="T2">Анализируйте поток управления (Control Flow):</text:span></text:span><text:span text:style-name="T2"> Определите последовательность выполнения инструкций (используя условные переходы и циклы).</text:span></text:p>
                </text:list-item>
                <text:list-item>
                  <text:p text:style-name="P16"><text:soft-page-break/><text:span text:style-name="Strong_20_Emphasis"><text:span text:style-name="T2">Изучите используемые алгоритмы:</text:span></text:span><text:span text:style-name="T2"> Распознайте алгоритмы (например, сортировка, поиск, шифрование) на основе инструкций ассемблера.</text:span></text:p>
                </text:list-item>
                <text:list-item>
                  <text:p text:style-name="P16"><text:span text:style-name="Strong_20_Emphasis"><text:span text:style-name="T2">Декомпилируйте (если возможно):</text:span></text:span><text:span text:style-name="T2"> Используйте декомпилятор, чтобы попытаться получить код высокого уровня (например, C/C++ или Python). Декомпиляция не всегда успешна и может не восстановить оригинальный код точно.</text:span></text:p>
                </text:list-item>
              </text:list>
            </text:list-item>
            <text:list-item>
              <text:p text:style-name="P16"><text:span text:style-name="Strong_20_Emphasis"><text:span text:style-name="T2">Создайте схему (flowchart):</text:span></text:span><text:span text:style-name="T2"> Нарисуйте блок-схему для представления алгоритма, чтобы лучше понять логику.</text:span></text:p>
            </text:list-item>
            <text:list-item>
              <text:p text:style-name="P16"><text:span text:style-name="Strong_20_Emphasis"><text:span text:style-name="T2">Пишите комментарии:</text:span></text:span><text:span text:style-name="T2"> Добавляйте комментарии к ассемблерному коду, чтобы объяснить, что делает каждая часть.</text:span></text:p>
            </text:list-item>
            <text:list-item>
              <text:p text:style-name="P16"><text:span text:style-name="Strong_20_Emphasis"><text:span text:style-name="T2">Используйте симуляторы:</text:span></text:span><text:span text:style-name="T2"> Смоделируйте работу программы в симуляторе (например, для ARM).</text:span></text:p>
            </text:list-item>
            <text:list-item>
              <text:p text:style-name="P16"><text:span text:style-name="Strong_20_Emphasis"><text:span text:style-name="T2">Тестируйте:</text:span></text:span><text:span text:style-name="T2"> Попробуйте разные входные данные и наблюдайте за результатом.</text:span></text:p>
            </text:list-item>
          </text:list>
        </text:list-item>
        <text:list-item>
          <text:p text:style-name="P15"><text:span text:style-name="Strong_20_Emphasis"><text:span text:style-name="T2">Как найти ключевые функции в дизассемблированной программе?</text:span></text:span></text:p>
          <text:list>
            <text:list-item>
              <text:p text:style-name="P16"><text:span text:style-name="Strong_20_Emphasis"><text:span text:style-name="T2">Поиск по строкам:</text:span></text:span><text:span text:style-name="T2"> Ищите строки, которые указывают на важные действия (например, “Ошибка”, “Успешно”, “Ввод пароля”). Функции, использующие эти строки, вероятно, являются ключевыми.</text:span></text:p>
            </text:list-item>
            <text:list-item>
              <text:p text:style-name="P16"><text:span text:style-name="Strong_20_Emphasis"><text:span text:style-name="T2">Имя функции (если доступно):</text:span></text:span><text:span text:style-name="T2"> Если есть отладочная информация, используйте имена функций.</text:span></text:p>
            </text:list-item>
            <text:list-item>
              <text:p text:style-name="P16"><text:span text:style-name="Strong_20_Emphasis"><text:span text:style-name="T2">Анализ перекрестных ссылок (Cross-references):</text:span></text:span><text:span text:style-name="T2"> Посмотрите, какие функции вызывают другие функции. Функции, вызываемые многими другими функциями, часто являются ключевыми.</text:span></text:p>
            </text:list-item>
            <text:list-item>
              <text:p text:style-name="P16"><text:span text:style-name="Strong_20_Emphasis"><text:span text:style-name="T2">Анализ библиотеки (Import Functions):</text:span></text:span><text:span text:style-name="T2"> Функции, импортированные из внешних библиотек, могут быть ключевыми для выполнения задач.</text:span></text:p>
            </text:list-item>
            <text:list-item>
              <text:p text:style-name="P16"><text:span text:style-name="Strong_20_Emphasis"><text:span text:style-name="T2">Поиск по структуре кода:</text:span></text:span><text:span text:style-name="T2"> Ищите функции, которые работают с критическими данными (например, паролями, ключами шифрования).</text:span></text:p>
            </text:list-item>
            <text:list-item>
              <text:p text:style-name="P16"><text:span text:style-name="Strong_20_Emphasis"><text:span text:style-name="T2">Анализ логики:</text:span></text:span><text:span text:style-name="T2"> Ищите функции, которые выполняют сложные вычисления, обработку данных или проверку условий.</text:span></text:p>
            </text:list-item>
          </text:list>
        </text:list-item>
        <text:list-item>
          <text:p text:style-name="P15"><text:span text:style-name="Strong_20_Emphasis"><text:span text:style-name="T2">Как определить, использует ли программа шифрование?</text:span></text:span></text:p>
          <text:list>
            <text:list-item>
              <text:p text:style-name="P16"><text:span text:style-name="Strong_20_Emphasis"><text:span text:style-name="T2">Поиск ключевых слов (Keywords):</text:span></text:span><text:span text:style-name="T2"> Ищите ключевые слова в строках, используемые в шифровании (например, “AES”, “DES”, “RSA”, “SHA”, “MD5”, “encrypt”, “decrypt”).</text:span></text:p>
            </text:list-item>
            <text:list-item>
              <text:p text:style-name="P16"><text:soft-page-break/><text:span text:style-name="Strong_20_Emphasis"><text:span text:style-name="T2">Поиск API вызовов (API calls):</text:span></text:span><text:span text:style-name="T2"> Анализируйте вызовы API функций шифрования из стандартных библиотек (например, CryptEncrypt, CryptDecrypt в Windows).</text:span></text:p>
            </text:list-item>
            <text:list-item>
              <text:p text:style-name="P16"><text:span text:style-name="Strong_20_Emphasis"><text:span text:style-name="T2">Анализ перекрестных ссылок (Cross-references):</text:span></text:span><text:span text:style-name="T2"> Найдите вызовы функций, которые обрабатывают данные, которые необходимо защитить.</text:span></text:p>
            </text:list-item>
            <text:list-item>
              <text:p text:style-name="P16"><text:span text:style-name="Strong_20_Emphasis"><text:span text:style-name="T2">Анализ используемых библиотек:</text:span></text:span><text:span text:style-name="T2"> Посмотрите, какие библиотеки используются. Присутствие библиотек шифрования (например, OpenSSL, libsodium) - признак использования шифрования.</text:span></text:p>
            </text:list-item>
            <text:list-item>
              <text:p text:style-name="P16"><text:span text:style-name="Strong_20_Emphasis"><text:span text:style-name="T2">Анализ случайных данных:</text:span></text:span><text:span text:style-name="T2"> Если программа генерирует случайные данные, это может указывать на использование криптографии (ключи, IV).</text:span></text:p>
            </text:list-item>
            <text:list-item>
              <text:p text:style-name="P16"><text:span text:style-name="Strong_20_Emphasis"><text:span text:style-name="T2">Анализ потока управления:</text:span></text:span><text:span text:style-name="T2"> Если вы видите, что данные преобразуются с использованием сложных операций и нетипичных для обычных вычислений, это может указывать на шифрование.</text:span></text:p>
            </text:list-item>
          </text:list>
        </text:list-item>
        <text:list-item>
          <text:p text:style-name="P15"><text:span text:style-name="Strong_20_Emphasis"><text:span text:style-name="T2">Как проанализировать вредоносное ПО с помощью дизассемблера?</text:span></text:span></text:p>
          <text:list>
            <text:list-item>
              <text:p text:style-name="P16"><text:span text:style-name="Strong_20_Emphasis"><text:span text:style-name="T2">Статический анализ:</text:span></text:span></text:p>
              <text:list>
                <text:list-item>
                  <text:p text:style-name="P16"><text:span text:style-name="Strong_20_Emphasis"><text:span text:style-name="T2">Дизассемблируйте файл:</text:span></text:span><text:span text:style-name="T2"> Используйте Ghidra, IDA Pro или radare2 для дизассемблирования.</text:span></text:p>
                </text:list-item>
                <text:list-item>
                  <text:p text:style-name="P16"><text:span text:style-name="Strong_20_Emphasis"><text:span text:style-name="T2">Изучите структуру кода:</text:span></text:span><text:span text:style-name="T2"> Посмотрите, как организован код, где находится точка входа, какие функции определены.</text:span></text:p>
                </text:list-item>
                <text:list-item>
                  <text:p text:style-name="P16"><text:span text:style-name="Strong_20_Emphasis"><text:span text:style-name="T2">Найдите подозрительные строки:</text:span></text:span><text:span text:style-name="T2"> Ищите строки, такие как “Загрузка”, “Удаление”, “Отправка”, “Установка”.</text:span></text:p>
                </text:list-item>
                <text:list-item>
                  <text:p text:style-name="P16"><text:span text:style-name="Strong_20_Emphasis"><text:span text:style-name="T2">Проанализируйте сетевую активность:</text:span></text:span><text:span text:style-name="T2"> Определите, какие IP-адреса и домены использует вредоносное ПО (анализ строк, API вызовов).</text:span></text:p>
                </text:list-item>
                <text:list-item>
                  <text:p text:style-name="P16"><text:span text:style-name="Strong_20_Emphasis"><text:span text:style-name="T2">Изучите анти-отладочные техники:</text:span></text:span><text:span text:style-name="T2"> Найдите методы, которые вредоносное ПО использует для обхода отладки и анализа.</text:span></text:p>
                </text:list-item>
                <text:list-item>
                  <text:p text:style-name="P16"><text:span text:style-name="Strong_20_Emphasis"><text:span text:style-name="T2">Определите используемые библиотеки:</text:span></text:span><text:span text:style-name="T2"> Определите библиотеки, которые использует вредоносное ПО.</text:span></text:p>
                </text:list-item>
                <text:list-item>
                  <text:p text:style-name="P16"><text:span text:style-name="Strong_20_Emphasis"><text:span text:style-name="T2">Идентифицируйте вредоносную функциональность:</text:span></text:span><text:span text:style-name="T2"> Определите, что делает вредоносное ПО (например, сбор информации, кража данных, удаленный доступ).</text:span></text:p>
                </text:list-item>
              </text:list>
            </text:list-item>
            <text:list-item>
              <text:p text:style-name="P16"><text:span text:style-name="Strong_20_Emphasis"><text:span text:style-name="T2">Динамический анализ:</text:span></text:span></text:p>
              <text:list>
                <text:list-item>
                  <text:p text:style-name="P16"><text:soft-page-break/><text:span text:style-name="Strong_20_Emphasis"><text:span text:style-name="T2">Используйте песочницу:</text:span></text:span><text:span text:style-name="T2"> Запустите вредоносное ПО в изолированной среде (песочнице) для наблюдения за его поведением.</text:span></text:p>
                </text:list-item>
                <text:list-item>
                  <text:p text:style-name="P16"><text:span text:style-name="Strong_20_Emphasis"><text:span text:style-name="T2">Анализируйте сетевой трафик:</text:span></text:span><text:span text:style-name="T2"> Перехватывайте и анализируйте сетевой трафик, чтобы увидеть, какие данные отправляются и получаются.</text:span></text:p>
                </text:list-item>
                <text:list-item>
                  <text:p text:style-name="P16"><text:span text:style-name="Strong_20_Emphasis"><text:span text:style-name="T2">Мониторинг файловой системы и реестра:</text:span></text:span><text:span text:style-name="T2"> Отслеживайте изменения, внесенные вредоносным ПО в файловую систему и реестр.</text:span></text:p>
                </text:list-item>
                <text:list-item>
                  <text:p text:style-name="P15"><text:span text:style-name="Strong_20_Emphasis"><text:span text:style-name="T2">Используйте отладчик:</text:span></text:span><text:span text:style-name="T2"> Используйте отладчик для пошагового выполнения вредоносного ПО и анализа его логики (осторожно!).</text:span></text:p>
                </text:list-item>
              </text:list>
            </text:list-item>
          </text:list>
        </text:list-item>
      </text:list>
      <text:p text:style-name="P1"><text:span text:style-name="Strong_20_Emphasis"><text:span text:style-name="T2">6. Дополнительные вопросы</text:span></text:span></text:p>
      <text:list text:style-name="L6">
        <text:list-item>
          <text:p text:style-name="P17"><text:span text:style-name="Strong_20_Emphasis"><text:span text:style-name="T2">В чем разница между статическим и динамическим анализом?</text:span></text:span></text:p>
          <text:list>
            <text:list-item>
              <text:p text:style-name="P18"><text:span text:style-name="Strong_20_Emphasis"><text:span text:style-name="T2">Статический анализ:</text:span></text:span></text:p>
              <text:list>
                <text:list-item>
                  <text:p text:style-name="P8">Анализ кода без его запуска.</text:p>
                </text:list-item>
                <text:list-item>
                  <text:p text:style-name="P8">Используется дизассемблирование, реверс-инжиниринг, поиск уязвимостей.</text:p>
                </text:list-item>
                <text:list-item>
                  <text:p text:style-name="P8">Не требует среды выполнения.</text:p>
                </text:list-item>
                <text:list-item>
                  <text:p text:style-name="P8">Может обнаруживать синтаксические ошибки, логические ошибки, но не может увидеть поведение программы в реальном времени.</text:p>
                </text:list-item>
              </text:list>
            </text:list-item>
            <text:list-item>
              <text:p text:style-name="P18"><text:span text:style-name="Strong_20_Emphasis"><text:span text:style-name="T2">Динамический анализ:</text:span></text:span></text:p>
              <text:list>
                <text:list-item>
                  <text:p text:style-name="P8">Анализ кода во время его выполнения.</text:p>
                </text:list-item>
                <text:list-item>
                  <text:p text:style-name="P8">Используется отладка, профилирование, мониторинг.</text:p>
                </text:list-item>
                <text:list-item>
                  <text:p text:style-name="P8">Требует среды выполнения.</text:p>
                </text:list-item>
                <text:list-item>
                  <text:p text:style-name="P8">Может обнаружить ошибки, связанные с состоянием программы (ошибки памяти, гонки данных, поведение в реальном времени).</text:p>
                </text:list-item>
              </text:list>
            </text:list-item>
          </text:list>
        </text:list-item>
        <text:list-item>
          <text:p text:style-name="P17"><text:span text:style-name="Strong_20_Emphasis"><text:span text:style-name="T2">Какие этические аспекты нужно учитывать при работе с дизассемблерами и отладчиками?</text:span></text:span></text:p>
          <text:list>
            <text:list-item>
              <text:p text:style-name="P18"><text:span text:style-name="Strong_20_Emphasis"><text:span text:style-name="T2">Законность:</text:span></text:span><text:span text:style-name="T2"> Убедитесь, что у вас есть право анализировать программное обеспечение, которое вы изучаете. Использование отладчиков и дизассемблеров для взлома программ, нарушения лицензий или для несанкционированного доступа к данным является незаконным.</text:span></text:p>
            </text:list-item>
            <text:list-item>
              <text:p text:style-name="P18"><text:soft-page-break/><text:span text:style-name="Strong_20_Emphasis"><text:span text:style-name="T2">Конфиденциальность:</text:span></text:span><text:span text:style-name="T2"> Не раскрывайте конфиденциальную информацию, обнаруженную в процессе анализа, без разрешения.</text:span></text:p>
            </text:list-item>
            <text:list-item>
              <text:p text:style-name="P18"><text:span text:style-name="Strong_20_Emphasis"><text:span text:style-name="T2">Ответственность:</text:span></text:span><text:span text:style-name="T2"> Не используйте полученные знания для нанесения вреда другим людям, организациям или системам. Будьте ответственны при работе с информацией, которую вы получаете.</text:span></text:p>
            </text:list-item>
            <text:list-item>
              <text:p text:style-name="P18"><text:span text:style-name="Strong_20_Emphasis"><text:span text:style-name="T2">Использование в благих целях:</text:span></text:span><text:span text:style-name="T2"> Дизассемблирование и отладка могут быть полезны для обнаружения уязвимостей, улучшения безопасности, обучения и исследований. Используйте эти инструменты ответственно и этично.</text:span></text:p>
            </text:list-item>
            <text:list-item>
              <text:p text:style-name="P18"><text:span text:style-name="Strong_20_Emphasis"><text:span text:style-name="T2">Лицензирование:</text:span></text:span><text:span text:style-name="T2"> Соблюдайте условия лицензирования программного обеспечения, с которым вы работаете.</text:span></text:p>
            </text:list-item>
            <text:list-item>
              <text:p text:style-name="P18"><text:span text:style-name="Strong_20_Emphasis"><text:span text:style-name="T2">Не разглашайте информацию, которая может привести к причинению вреда:</text:span></text:span><text:span text:style-name="T2"> Избегайте разглашения информации об уязвимостях до того, как разработчики смогут их исправить.</text:span></text:p>
            </text:list-item>
            <text:list-item>
              <text:p text:style-name="P17"><text:span text:style-name="Strong_20_Emphasis"><text:span text:style-name="T2">Уважайте права интеллектуальной собственности:</text:span></text:span><text:span text:style-name="T2"> Не копируйте и не распространяйте исходный код, полученный в результате дизассемблирования, если это нарушает </text:span><text:span text:style-name="T1">авторские права.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empora LGC Uni" fo:font-family="'Tempora LGC Uni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6:33:59.212114162</meta:creation-date>
    <dc:date>2025-06-05T16:37:35.561053145</dc:date>
    <meta:editing-duration>PT3M27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0" meta:paragraph-count="153" meta:word-count="2133" meta:character-count="16227" meta:non-whitespace-character-count="14394"/>
  </office:meta>
</office:document-meta>
</file>